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style="italic" style:font-style-asian="italic" style:font-style-complex="italic"/>
    </style:style>
    <style:style style:name="T1" style:family="text">
      <style:text-properties fo:color="#008000"/>
    </style:style>
    <style:style style:name="T2" style:family="text"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07737289510038738" text:style-name="L1">
        <text:list-item>
          <text:p text:style-name="P1">générale</text:p>
          <text:list>
            <text:list-item>
              <text:p text:style-name="P1">on étudiera ici Java</text:p>
            </text:list-item>
            <text:list-item>
              <text:p text:style-name="P1">Java a été développé par sun microsystème</text:p>
            </text:list-item>
            <text:list-item>
              <text:p text:style-name="P1">puis racheté par Oracle</text:p>
            </text:list-item>
            <text:list-item>
              <text:p text:style-name="P1">très portable</text:p>
            </text:list-item>
            <text:list-item>
              <text:p text:style-name="P1">quelques sortes de programmes java possibles</text:p>
              <text:list>
                <text:list-item>
                  <text:p text:style-name="P1">applications classiques – sur ordi</text:p>
                </text:list-item>
                <text:list-item>
                  <text:p text:style-name="P1">applet – applications sur le net</text:p>
                </text:list-item>
                <text:list-item>
                  <text:p text:style-name="P1">servlet – pour serveurs</text:p>
                </text:list-item>
                <text:list-item>
                  <text:p text:style-name="P1">applications mobiles</text:p>
                </text:list-item>
              </text:list>
            </text:list-item>
            <text:list-item>
              <text:p text:style-name="P1">portabilité permise par la machine virtuelle (installée → les progs java marchent)</text:p>
            </text:list-item>
            <text:list-item>
              <text:p text:style-name="P1">bytecode engendré par pré-compilation</text:p>
            </text:list-item>
            <text:list-item>
              <text:p text:style-name="P1">JVM : java virtual machine (nom de la machine virtuelle)</text:p>
            </text:list-item>
          </text:list>
        </text:list-item>
        <text:list-item>
          <text:p text:style-name="P1">bases</text:p>
          <text:list>
            <text:list-item>
              <text:p text:style-name="P1">variables et opérateurs</text:p>
              <text:list>
                <text:list-item>
                  <text:p text:style-name="P1">binaire = seul langage compréhensible directement par la machine</text:p>
                </text:list-item>
                <text:list-item>
                  <text:p text:style-name="P1">unité de ce langage : 0&amp;1</text:p>
                </text:list-item>
                <text:list-item>
                  <text:p text:style-name="P1">octet = paquet de 8</text:p>
                </text:list-item>
                <text:list-item>
                  <text:p text:style-name="P1">multiples (italique : HS mais intéressant)</text:p>
                  <text:list>
                    <text:list-item>
                      <text:p text:style-name="P1">grands</text:p>
                      <text:list>
                        <text:list-item>
                          <text:p text:style-name="P2">10^3 = kilo</text:p>
                        </text:list-item>
                        <text:list-item>
                          <text:p text:style-name="P2">10^6 = mega</text:p>
                        </text:list-item>
                        <text:list-item>
                          <text:p text:style-name="P2">10^9 = giga</text:p>
                        </text:list-item>
                        <text:list-item>
                          <text:p text:style-name="P2">10^12 = tera</text:p>
                        </text:list-item>
                        <text:list-item>
                          <text:p text:style-name="P3">10^15 = péta</text:p>
                        </text:list-item>
                        <text:list-item>
                          <text:p text:style-name="P3">10^18 = exa</text:p>
                        </text:list-item>
                        <text:list-item>
                          <text:p text:style-name="P3">10^21 = zetta</text:p>
                        </text:list-item>
                        <text:list-item>
                          <text:p text:style-name="P3">10^24 = yotta</text:p>
                          <text:list>
                            <text:list-item>
                              <text:p text:style-name="P3">échelle longue : quadrillon</text:p>
                            </text:list-item>
                            <text:list-item>
                              <text:p text:style-name="P3">échelle courte : septill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petits</text:p>
                      <text:list>
                        <text:list-item>
                          <text:p text:style-name="P3">10^-3 = milli</text:p>
                        </text:list-item>
                        <text:list-item>
                          <text:p text:style-name="P3">10^-6 = micro</text:p>
                        </text:list-item>
                        <text:list-item>
                          <text:p text:style-name="P3">10^-9 = nano</text:p>
                        </text:list-item>
                        <text:list-item>
                          <text:p text:style-name="P3">10^-12 = pico</text:p>
                        </text:list-item>
                        <text:list-item>
                          <text:p text:style-name="P3">10^-15 = femto</text:p>
                        </text:list-item>
                        <text:list-item>
                          <text:p text:style-name="P3">10^-18 = atto</text:p>
                        </text:list-item>
                        <text:list-item>
                          <text:p text:style-name="P3">10^-21 = zepto</text:p>
                        </text:list-item>
                        <text:list-item>
                          <text:p text:style-name="P3">10^-24 = yocto</text:p>
                          <text:list>
                            <text:list-item>
                              <text:p text:style-name="P3">échelle longue : quadrillonième</text:p>
                            </text:list-item>
                            <text:list-item>
                              <text:p text:style-name="P3">échelle courte : septillionnièm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traductions dans tous les sens entre base 2, 10 et 16 (et nom des bases)</text:p>
                  <text:list>
                    <text:list-item>
                      <text:p text:style-name="P1">bases</text:p>
                      <text:list>
                        <text:list-item>
                          <text:p text:style-name="P1">2 : binaire (0 a 1)</text:p>
                        </text:list-item>
                        <text:list-item>
                          <text:p text:style-name="P1">10 : décimale (0 a 9)</text:p>
                        </text:list-item>
                        <text:list-item>
                          <text:p text:style-name="P1">8 : octale (0 a 7)</text:p>
                        </text:list-item>
                        <text:list-item>
                          <text:p text:style-name="P1">16 : hexadecimale (0 a 15)</text:p>
                        </text:list-item>
                      </text:list>
                    </text:list-item>
                    <text:list-item>
                      <text:p text:style-name="P1">traductions</text:p>
                      <text:list>
                        <text:list-item>
                          <text:p text:style-name="P1">toujours passer par décimal car sait pas calculer facilement dans autres bases</text:p>
                        </text:list-item>
                        <text:list-item>
                          <text:p text:style-name="P1"><text:soft-page-break/>azerty base nimp → décimal</text:p>
                          <text:list>
                            <text:list-item>
                              <text:p text:style-name="P1">y*nimp^0+t*nimp^1+...+a*nimp^5</text:p>
                            </text:list-item>
                            <text:list-item>
                              <text:p text:style-name="P1">(passe par base 10 parce que quand on fait 5*2^4 par ex le résultat qu'on trouve est en base 10... Parce qu'on ne sait le calculer que comme ça)</text:p>
                            </text:list-item>
                            <text:list-item>
                              <text:p text:style-name="P1">ex :</text:p>
                              <text:list>
                                <text:list-item>
                                  <text:p text:style-name="P1"><text:span text:style-name="T1">1101</text:span> (2) =</text:p>
                                </text:list-item>
                                <text:list-item>
                                  <text:p text:style-name="P1"><text:span text:style-name="T1">1</text:span>*2^0 + <text:span text:style-name="T1">0</text:span>*2^1 + <text:span text:style-name="T1">1</text:span>*2^2 + <text:span text:style-name="T1">1</text:span>*2^3 =</text:p>
                                </text:list-item>
                                <text:list-item>
                                  <text:p text:style-name="P1">1 + 0 + 4 + 8 =</text:p>
                                </text:list-item>
                                <text:list-item>
                                  <text:p text:style-name="P1">13 (10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azerty décimale → base nimp</text:p>
                          <text:list>
                            <text:list-item>
                              <text:p text:style-name="P1">cycle</text:p>
                              <text:list>
                                <text:list-item>
                                  <text:p text:style-name="P1">azerty divEuclid nimp</text:p>
                                </text:list-item>
                                <text:list-item>
                                  <text:p text:style-name="P1">prendre le reste</text:p>
                                </text:list-item>
                                <text:list-item>
                                  <text:p text:style-name="P1">répéter le cycle sur le résultat</text:p>
                                </text:list-item>
                                <text:list-item>
                                  <text:p text:style-name="P1">stopper quand le résultat est 0 (mais prendre quand même le reste)</text:p>
                                </text:list-item>
                              </text:list>
                            </text:list-item>
                            <text:list-item>
                              <text:p text:style-name="P1">trouver le nombre</text:p>
                              <text:list>
                                <text:list-item>
                                  <text:p text:style-name="P1">prendre tous les restes ainsi trouvés</text:p>
                                </text:list-item>
                                <text:list-item>
                                  <text:p text:style-name="P1">retourner la liste</text:p>
                                </text:list-item>
                                <text:list-item>
                                  <text:p text:style-name="P1">on a le nombre en base nimp</text:p>
                                </text:list-item>
                              </text:list>
                            </text:list-item>
                            <text:list-item>
                              <text:p text:style-name="P1">ex :</text:p>
                              <text:list>
                                <text:list-item>
                                  <text:p text:style-name="P1">calculs</text:p>
                                  <text:list>
                                    <text:list-item>
                                      <text:p text:style-name="P1">13 (10) / 2 = 6 reste <text:span text:style-name="T1">1</text:span></text:p>
                                    </text:list-item>
                                    <text:list-item>
                                      <text:p text:style-name="P1">6 / 2 = 3 reste <text:span text:style-name="T1">0</text:span></text:p>
                                    </text:list-item>
                                    <text:list-item>
                                      <text:p text:style-name="P1">3 / 2 = 1 reste <text:span text:style-name="T1">1</text:span></text:p>
                                    </text:list-item>
                                    <text:list-item>
                                      <text:p text:style-name="P1">1 <text:span text:style-name="T2">/ 2 = 0</text:span> reste <text:span text:style-name="T1">1</text:span> <text:span text:style-name="T2">(marque la fin)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">liste</text:p>
                                  <text:list>
                                    <text:list-item>
                                      <text:p text:style-name="P1">obtenue : 1011</text:p>
                                    </text:list-item>
                                    <text:list-item>
                                      <text:p text:style-name="P1">retournée : 1101</text:p>
                                    </text:list-item>
                                  </text:list>
                                </text:list-item>
                                <text:list-item>
                                  <text:p text:style-name="P1">→ 13(10) = <text:span text:style-name="T1">1101</text:span>(2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3:09:01</meta:creation-date>
    <meta:generator>OpenOffice/4.0.0$Unix OpenOffice.org_project/400m3$Build-9702</meta:generator>
    <dc:date>2014-10-07T13:49:27</dc:date>
    <dc:creator>yjfjyf jjku</dc:creator>
    <meta:editing-duration>PT40M26S</meta:editing-duration>
    <meta:editing-cycles>44</meta:editing-cycles>
    <meta:document-statistic meta:table-count="0" meta:image-count="0" meta:object-count="0" meta:page-count="2" meta:paragraph-count="77" meta:word-count="446" meta:character-count="1954"/>
  </office:meta>
</office:document-meta>
</file>